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Document with metadata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dc:title>My Document Title</dc:title>
    <dc:creator>Jane Author</dc:creator>
    <dc:description>A test document with metadata.</dc:description>
    <dc:subject>Testing</dc:subject>
    <dc:language>en-US</dc:language>
    <meta:keyword>test</meta:keyword>
    <meta:keyword>odf</meta:keyword>
  </office:meta>
</office:document-meta>
</file>